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39f" officeooo:paragraph-rsid="0012b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创建快捷方式： </text:p>
      <text:p text:style-name="P1">ln -s &lt;要创建的东西地址&gt;&lt;快捷方式放在哪里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4:35:29.143112319</meta:creation-date>
    <dc:date>2017-02-22T14:36:42.712681601</dc:date>
    <meta:editing-duration>PT1M14S</meta:editing-duration>
    <meta:editing-cycles>1</meta:editing-cycles>
    <meta:document-statistic meta:table-count="0" meta:image-count="0" meta:object-count="0" meta:page-count="1" meta:paragraph-count="2" meta:word-count="28" meta:character-count="35" meta:non-whitespace-character-count="31"/>
    <meta:generator>LibreOffice/5.2.2.2$Linux_X86_64 LibreOffice_project/20m0$Build-2</meta:generator>
  </office:meta>
</office:document-meta>
</file>